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Title" style:master-page-name="Standard">
      <style:paragraph-properties fo:margin-top="0cm" fo:margin-bottom="0.106cm" loext:contextual-spacing="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z7f7qh65d8vs"/>Korona Królów</text:p>
      <text:p text:style-name="P2"><text:bookmark text:name="_c6dxxs8dyeyv"/>Nowy hit TVP</text:p>
      <text:p text:style-name="P1">No dobrze, może nie taki nowy, bo to arcydzieło puszczają już od półtora miesiąca. Telenowela historyczna, która poruszyła i podzieliła miliony Polaków oraz doczekała się niesamowitych hejtów, które są niestety częściowo zasłużone. Sama jednak zaliczam się do grupy, która ogląda „Koronę Królów” z wypiekami na twarzy i przedkłada ją nad „Grę o Tron”. Poważnie, w „Świecie według Piastów” przynajmniej nie ma epatowania seksem oraz przemocą.</text:p>
      <text:p text:style-name="P1">Obejrzałam 29 odcinków tej wspaniałej produkcji i tak jak na początku oglądałam ten serial dla beki, tak od jakiegoś czasu sprawy mają się inaczej. Przede wszystkim można zaobserwować ogromny skok jakościowy. Dlatego ciężko wystawić ocenę w skali od jeden do dziesięciu. W ogóle w przypadku oceny „Korony Królów” należy postawić sprawę jasno i powiedzieć, że to niskobudżetowa telenowela, a nie żadna „Gra o WC”. Nawet porównywanie tego do tureckiego „Wspaniałego Stulecia” nie ma sensu, bo może gatunek ten sam, ale budżet zupełnie inny. Jest tylko jedna zagraniczna produkcja, z którą zamierzam „Świat według Piastów” porównać i są to „Wikingowie”. Tak, wiem, że to wielki hicior i nie ma czterech odcinków na tydzień, ale jeszcze zobaczycie, o co chodzi.</text:p>
      <text:p text:style-name="P1">Przede wszystkim warto sobie uzmysłowić, jaki jest target „Korony Królów”, bo raczej nie jest nim pokolenie Netflixa i fani „Gry o Tron”. To serial robiony pod odbiorców TVP 1, czyli w dużej mierze osoby starsze i w średnim wieku. To raczej średniowieczna wersja „Klanu”. Jako telenowela dla Grażynek, ta produkcja broni się doskonale. W tej kategorii to jest świetne i się wyróżnia. A oprócz tego pełni rolę edukacyjną i inspiruje wielu Polaków, by zainteresowali się historią Polski.</text:p>
      <text:p text:style-name="P1">Fabuła „Korony Królów” opiera się na przygodach Kazimierza Wielkiego, jego żony, Anny Aldony, ich dworu i innych postaci z ówczesnego Krakowa. Właściwie, jakbym miała wybrać najgłówniejszego bohatera tego serialu, to byłaby to właśnie Aldona Giedyminówna, bo wszystko zaczyna się od tego, że Aldonka jedzie do Polski i zostaje żoną Kazika. Ogółem bywa przewidywalnie, wystarczy otworzyć Wikipedię, bo z historii wiadomo, co będzie dalej. Jednak twórcy wprowadzili też własne wątki i postaci, które zdobyły miłość widzów – wątek kuchenny czy mieszczka Rózia.</text:p>
      <text:p text:style-name="P1">Tempo akcji oceniłabym jako dobre. Nie jestem w stanie oglądać większości telenoweli, bo są nudne, a w „Koronie Królów” dzieje się dużo. Jeden odcinek ma dwadzieścia minut i w każdym dzieje się coś ważnego i jest jakieś napięcie. Jakość samych wydarzeń jest różna, ale im dalej, tym lepiej. Serial wciąga jak bagno i potrafi wywoływać w widzach najróżniejsze emocje, co potwierdzają komentarze na Facebooku.</text:p>
      <text:p text:style-name="P1">Gra aktorska przez pierwsze odcinki bolała. Była tak zła, że większość aktorów mogłaby grać w takim arcydziele, jak „The Room”. Drętwa, sztywna i sztuczna. Najgorzej wypadały dzieciaki (i dalej wypadają najgorzej), bo Elżbietka i Kundzia wcześniej chyba grały w reklamach, gdyż dokładnie tak się zachowują. Za to dorośli, młodzi i niezbyt doświadczeni aktorzy bardzo się wyrobili i teraz wielu z nich gra dobrze czy nawet bardzo dobrze. Tu muszę w szczególności pochwalić Dagmarę Bąk, wcielającą się w rolę Heleny. A jeśli chodzi o wizualny dobór aktorów, to jest ślicznie – w końcu mamy polskich: Theona, Jaime’a, Cersei i ser Lorasa. Ładniejsi niż oryginały.</text:p>
      <text:p text:style-name="P1">Niestety, ale słabo zadbano o edukację jeździecką aktorów i sceny na koniach wypadają wręcz tragicznie. Na pewno uczono ich jeździć, ale patrząc na to, co TVP wrzuciło na fanpage „Korony Królów”, to robiono to bardzo źle. Dość powiedzieć, że część konnych <text:soft-page-break/>gwałci siodła bądź walczy w nich o życie, co wygląda komicznie. Pozostaje mieć nadzieję, że to również ulegnie poprawie.</text:p>
      <text:p text:style-name="P1">A co z dialogami? Na początku dało się je określić jednym słowem: żenada. Ale teraz już coraz rzadziej znajduję kwiatki, takie jak „nie siodłamy koni, bo jest post” czy „nie wiem, gdzie jest moja żona, jest post, nie śpimy ze sobą”. Serial przez to przestał być tak memogenny, za to ogląda się go zdecydowanie przyjemniej. Poza tym nie oszukujmy się, te głupotki może i były zabawne, ale przy tym tak żałosne, jak to tylko możliwe. W ogóle z biegiem czasu dialogi przestały wyglądać jak żywcem wyjęte z gier Bethesdy.</text:p>
      <text:p text:style-name="P1">Wiele osób narzeka, że ludzie w „Koronie Królów” nie mówią jak w średniowieczu, czyli jak w książkach Sienkiewicza czy Sapkowskiego. Serio. Jakby mówili tak, jak mówili w średniowieczu, to przeciętny odbiorca nic by z tego nie zrozumiał. Powieści Sienkiewicza i Andrzeja też mają mało wspólnego z historyczną poprawnością. W zasadzie, to prawie tyle, co nic. To fikcja literacka.</text:p>
      <text:p text:style-name="P1">Sama kreacja postaci wypada bardzo dobrze – przynajmniej teraz, po 29 odcinkach, bo na początku było źle. Anna Aldona na początku bardzo nie chciała za Kazia wychodzić, ale jak już przyszło co do czego, to nagle się uradowała. Sam Kazik długo był strasznym mamisynkiem. To ten typ, który mówi do żony: „Wiesz, jaki jest z tobą problem? Moja matka cię nie lubi!”. Jednak z czasem ten wielki władca odnajduje swoje zaginione jajca i całe szczęście.</text:p>
      <text:p text:style-name="P1">Scenografia i kostiumy nie są takie złe, jak na zdjęciach z planu, które pojawiły się w sieci na długo przed premierą serialu. Nie jest to koszerne reko i często widuje się multiperiod, zdarzają się również takie kwiatki, jak współczesne czapraki, inne firany czy chiński wąż na Litwie. Ale, ale! Takich rażących po oczach rzeczy z odcinka na odcinek jest coraz mniej. Aktualnie to nawet ładnie wygląda, a i nigdy nie było bardzo źle. Nie oczekujcie reko poprawności, bo tego nie ma nawet w „Wikingach” (i to bardzo nie ma – ich stroje i uzbrojenie to mrokoko podpadające wręcz pod fantasy). Nie należy również czepiać się czystości – jakoś wątpię, by po Wawelu chodzili w zniszczonych, brudnych i wiele razy łatanych szmatach. Poza tym średniowiecze wcale nie było aż tak brudne, śmierdzące i mroczne, jak lubi nam wmawiać popkultura. Jeśli chodzi o stroje, to najbardziej przyczepiłabym się do elementów „metalowych”, bo wyglądają jak plastik z odpustu. Bardzo zły był też orzeł na ścianie. Jeśli zdecydujecie się na oglądanie, to sami dowiecie się, jaki.</text:p>
      <text:p text:style-name="P1">Zamek w Bobolicach sprawdza się jako Wawel i dużo bardziej przypomina ówczesny Wawel niż Wawel współczesny. Minusy stanowią barierka oraz dość mała ilość pomieszczeń – te same komnaty, zamkowa kuchnia, chata w mieście i karczma to „Korona Królów” w pigułce. Niestety, jest jak jest, ale na to pozwolił budżet. Bobolice dysponują za to niesamowitą bramą.</text:p>
      <text:p text:style-name="P1">Należę do grona osób, które cieszy fakt, że „Korona Królów” nie jest charakteryzowana na mrok, bo mam już dość pseudośredniowiecznych scenerii, w których wszystko jest czarne, szare, brudne, a światła brakuje. To, że tu jest całkiem jasno i kolorowo, wprowadza wręcz pewną świeżość i ma swój urok.</text:p>
      <text:p text:style-name="P1">Wracając do tej nieszczęsnej historyczności – prawie wszystkie babole historyczne są nie do wyłapania dla przeciętnego widza. Serial w 100% historyczny byłby bardzo drogi, a oglądać by to mogli co najwyżej rekonstruktorzy. Dla całej reszty wyglądałoby to jak coś zupełnie niezrozumiałego. Ale skoro dla większości ludzi „Wikingowie” wspaniale pokazują życie wikingów… Ja rozumiem, że „Korona Królów” obrywa za te rzeczy. Dziwi mnie tylko, że obrywa za nie prawie tylko ten serial. No dobra, są rekonstruktorzy, oni narzekają na praktycznie każdą produkcję, ocierającą się o historię. Tylko że oni mają jakąś wiedzę, a zwykli Kowalscy nagle wyczytali w Internetach, że jakiś barwnik powstał sto lat później. Ci <text:soft-page-break/>sami Kowalscy nie najeżdżają na „Wikingów” za dużo większe przewinienia. W zasadzie wszystkie historyczne seriale wprowadzają rzeczy niehistoryczne. Bo inaczej się nie da.</text:p>
      <text:p text:style-name="P1">Spotykałam się również z zarzutami, że serial jest prokościelny. Nie, nie jest. Kościół został tu przedstawiony z różnych stron, również tych bardzo negatywnych. Dodatkowo jedną z najbardziej pozytywnych postaci jest litewska czarownica Egle, która jest poganką. Jest to postać mądra, oddana swej pani i skutecznie parająca się magią. Może i nie jestem fanką TVP, ale „Korona Królów” nie jest przesiąknięta żadną ideologią, chociaż fanatycznych wrogów Celestia wie czego nie przekonam, zważywszy na to, jakie cudowne rzeczy można znaleźć w komentarzach Internautów. Łącznie z twierdzeniem, że nasza telenowela wspiera kulturę gwałtu, bo w tej wersji Kazimierz Wielki nie zgwałcił Klary Zach. Prawda jest taka, że tak naprawdę nikt nie wie, czy Kazik ją zgwałcił, czy to tylko plotka rozsiewana przez jego wrogów. Ludzie, to było setki lat temu, ciężko stwierdzić, co tam się naprawdę wydarzyło.</text:p>
      <text:p text:style-name="P1">Generalnie mogę polecić „Koronę Królów”, zwłaszcza że z odcinka na odcinek staje się coraz lepsza. Tak, początki były kiepskie, ale miło się patrzy na to, jak bardzo ten serial się poprawia i to w tak krótkim czasie. Tematyka również jest jak najbardziej na plus, podobnie jak dodanie wątków i postaci niehistorycznych, ponieważ to jest telenowela, a nie podręcznik. Ogółem – jest fajnie, jeśli ma się świadomość tego, jaki to ma budżet i jakiego typu jest to produkcja.</text:p>
      <text:p text:style-name="P1"/>
      <text:p text:style-name="P1">Obrazki:</text:p>
      <text:p text:style-name="P1">Wszystkie zdjęcia pochodzą z oficjalnego fanpage’a <text:a xlink:type="simple" xlink:href="https://www.facebook.com/pg/koronakrolowTVP/photos/?ref=page_internal" text:style-name="Internet_20_link" text:visited-style-name="Visited_20_Internet_20_Link"><text:span text:style-name="T1">Korony Królów</text:span></text:a></text:p>
      <text:p text:style-name="P1"><text:a xlink:type="simple" xlink:href="https://scontent-waw1-1.xx.fbcdn.net/v/t31.0-8/28165006_179285066018010_834969518788911125_o.jpg?oh=97bf49868ae9e902555b4f5dc78fb617&amp;oe=5B14A2A8" text:style-name="Internet_20_link" text:visited-style-name="Visited_20_Internet_20_Link"><text:span text:style-name="T1">https://scontent-waw1-1.xx.fbcdn.net/v/t31.0-8/28165006_179285066018010_834969518788911125_o.jpg?oh=97bf49868ae9e902555b4f5dc78fb617&amp;oe=5B14A2A8</text:span></text:a></text:p>
      <text:p text:style-name="P1"><text:a xlink:type="simple" xlink:href="https://scontent-waw1-1.xx.fbcdn.net/v/t31.0-8/28235616_179018182711365_8570617138405756453_o.jpg?oh=247f5380c579377ba68c723ddb68bcb5&amp;oe=5B053E3C" text:style-name="Internet_20_link" text:visited-style-name="Visited_20_Internet_20_Link"><text:span text:style-name="T1">https://scontent-waw1-1.xx.fbcdn.net/v/t31.0-8/28235616_179018182711365_8570617138405756453_o.jpg?oh=247f5380c579377ba68c723ddb68bcb5&amp;oe=5B053E3C</text:span></text:a></text:p>
      <text:p text:style-name="P1"><text:a xlink:type="simple" xlink:href="https://scontent-waw1-1.xx.fbcdn.net/v/t31.0-8/28234836_179284149351435_3767710375756462653_o.jpg?oh=ca1250d5dfc784ff8e2a92b8cc053f41&amp;oe=5B07668C" text:style-name="Internet_20_link" text:visited-style-name="Visited_20_Internet_20_Link"><text:span text:style-name="T1">https://scontent-waw1-1.xx.fbcdn.net/v/t31.0-8/28234836_179284149351435_3767710375756462653_o.jpg?oh=ca1250d5dfc784ff8e2a92b8cc053f41&amp;oe=5B07668C</text:span></text:a></text:p>
      <text:p text:style-name="P1"><text:a xlink:type="simple" xlink:href="https://scontent-waw1-1.xx.fbcdn.net/v/t31.0-8/27983112_178406649439185_5334292860999078401_o.jpg?oh=48f7f1dbd5a335541db22e38e64f4d27&amp;oe=5B0BF461" text:style-name="Internet_20_link" text:visited-style-name="Visited_20_Internet_20_Link"><text:span text:style-name="T1">https://scontent-waw1-1.xx.fbcdn.net/v/t31.0-8/27983112_178406649439185_5334292860999078401_o.jpg?oh=48f7f1dbd5a335541db22e38e64f4d27&amp;oe=5B0BF461</text:span></text:a></text:p>
      <text:p text:style-name="P1"><text:a xlink:type="simple" xlink:href="https://scontent-waw1-1.xx.fbcdn.net/v/t31.0-8/28061001_178406916105825_5545590038182936190_o.jpg?oh=b447ef1429018147c02f0399d3fa6327&amp;oe=5B164EE5" text:style-name="Internet_20_link" text:visited-style-name="Visited_20_Internet_20_Link"><text:span text:style-name="T1">https://scontent-waw1-1.xx.fbcdn.net/v/t31.0-8/28061001_178406916105825_5545590038182936190_o.jpg?oh=b447ef1429018147c02f0399d3fa6327&amp;oe=5B164EE5</text:span></text:a></text:p>
      <text:p text:style-name="P1"><text:a xlink:type="simple" xlink:href="https://scontent-waw1-1.xx.fbcdn.net/v/t31.0-8/27748070_175642613048922_5916812188498838765_o.jpg?oh=adec086b330e6ab18f767f1133689d22&amp;oe=5B14FE87" text:style-name="Internet_20_link" text:visited-style-name="Visited_20_Internet_20_Link"><text:span text:style-name="T1">https://scontent-waw1-1.xx.fbcdn.net/v/t31.0-8/27748070_175642613048922_5916812188498838765_o.jpg?oh=adec086b330e6ab18f767f1133689d22&amp;oe=5B14FE87</text:span></text:a></text:p>
      <text:p text:style-name="P1">https://scontent-waw1-1.xx.fbcdn.net/v/t31.0-8/27748201_174492746497242_1416719583297084721_o.jpg?oh=9407a42c39cb21926c549f72790b6425&amp;oe=5B1571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2-23T00:21:54.567000000</dc:date>
    <meta:editing-duration>PT7H18M32S</meta:editing-duration>
    <meta:editing-cycles>1</meta:editing-cycles>
    <meta:document-statistic meta:table-count="0" meta:image-count="0" meta:object-count="0" meta:page-count="3" meta:paragraph-count="27" meta:word-count="1417" meta:character-count="10088" meta:non-whitespace-character-count="8690"/>
  </office:meta>
</office:document-meta>
</file>